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sso 0: Próximo passo</text:span></text:p>
      <text:p text:style-name="P2"><text:span text:style-name="T1">Engenheiro de software<text:s text:c="39"/>Bombeiro militar</text:span></text:p>
      <text:p text:style-name="P2"><text:span text:style-name="T1">Viajar para a irlanda<text:s text:c="45"/>Estudar enfermagem</text:span></text:p>
      <text:p text:style-name="P2"><text:span text:style-name="T1">Trabalhar home office<text:s text:c="42"/>Trabalhar na aréa<text:s text:c="60"/></text:span></text:p>
      <text:p text:style-name="P2"><text:span text:style-name="T1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